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38813" officeooo:paragraph-rsid="00038813"/>
    </style:style>
    <style:style style:name="P2" style:family="paragraph" style:parent-style-name="Standard">
      <style:text-properties officeooo:paragraph-rsid="00038813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38813"/>
    </style:style>
    <style:style style:name="T3" style:family="text">
      <style:text-properties style:font-name="sans-serif" fo:font-size="1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Zbudowanie niskoszumnego układu pozwalającego na pomiar szumów własnych liniowych stabilizatorów napięcia w paśmie do 1 MHz”</text:p>
      <text:p text:style-name="P1"/>
      <text:p text:style-name="P1">Przeglądając internet w poszukiwaniu materiałów natrafiłem na dwa źródła ukazujące opis podobnego urządzenia.:</text:p>
      <text:p text:style-name="Text_20_body"/>
      <text:p text:style-name="Text_20_body"><text:span text:style-name="T1">1. </text:span>Performance Verification of Low Noise,Low Dropout Regulators:</text:p>
      <text:p text:style-name="P1"><text:a xlink:type="simple" xlink:href="http://www.analog.com/media/en/technical-documentation/application-notes/an83f.pdf" text:style-name="Internet_20_link" text:visited-style-name="Visited_20_Internet_20_Link">http://www.analog.com/media/en/technical-documentation/application-notes/an83f.pdf</text:a></text:p>
      <text:p text:style-name="P1"/>
      <text:p text:style-name="P2"><text:span text:style-name="T2">2. </text:span>How to measure LDO noise:</text:p>
      <text:p text:style-name="P1"/>
      <text:p text:style-name="P1"><text:a xlink:type="simple" xlink:href="http://www.ti.com/lit/wp/slyy076/slyy076.pdf" text:style-name="Internet_20_link" text:visited-style-name="Visited_20_Internet_20_Link">http://www.ti.com/lit/wp/slyy076/slyy076.pdf</text:a></text:p>
      <text:p text:style-name="P1"/>
      <text:p text:style-name="P1">Oba źródła proponują następujące rozwiązanie: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14:21.092679517</meta:creation-date>
    <dc:date>2018-09-22T13:23:26.869577400</dc:date>
    <meta:editing-duration>PT8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7" meta:word-count="50" meta:character-count="498" meta:non-whitespace-character-count="455"/>
  </office:meta>
</office:document-meta>
</file>